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7.704cm" fo:margin-left="0.041cm" fo:margin-top="0cm" fo:margin-bottom="0cm" table:align="left" style:writing-mode="lr-tb"/>
    </style:style>
    <style:style style:name="Таблица1.A" style:family="table-column">
      <style:table-column-properties style:column-width="5.452cm"/>
    </style:style>
    <style:style style:name="Таблица1.B" style:family="table-column">
      <style:table-column-properties style:column-width="12.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2" style:family="table">
      <style:table-properties style:width="17.704cm" fo:margin-left="0.041cm" fo:margin-top="0cm" fo:margin-bottom="0cm" table:align="left" style:writing-mode="lr-tb"/>
    </style:style>
    <style:style style:name="Таблица2.A" style:family="table-column">
      <style:table-column-properties style:column-width="5.452cm"/>
    </style:style>
    <style:style style:name="Таблица2.B" style:family="table-column">
      <style:table-column-properties style:column-width="12.2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A2" style:family="table-cell">
      <style:table-cell-properties fo:padding-left="0.159cm" fo:padding-right="0.15cm" fo:padding-top="0.101cm" fo:padding-bottom="0.101cm" fo:border="0.5pt solid #000000"/>
    </style:style>
    <style:style style:name="Таблица2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3" style:family="table">
      <style:table-properties style:width="16.203cm" fo:margin-left="0.041cm" fo:margin-top="0cm" fo:margin-bottom="0cm" table:align="left" style:writing-mode="lr-tb"/>
    </style:style>
    <style:style style:name="Таблица3.A" style:family="table-column">
      <style:table-column-properties style:column-width="4.2cm"/>
    </style:style>
    <style:style style:name="Таблица3.B" style:family="table-column">
      <style:table-column-properties style:column-width="3.801cm"/>
    </style:style>
    <style:style style:name="Таблица3.C" style:family="table-column">
      <style:table-column-properties style:column-width="0.635cm"/>
    </style:style>
    <style:style style:name="Таблица3.D" style:family="table-column">
      <style:table-column-properties style:column-width="4.316cm"/>
    </style:style>
    <style:style style:name="Таблица3.E" style:family="table-column">
      <style:table-column-properties style:column-width="3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3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3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3.D2" style:family="table-cell">
      <style:table-cell-properties fo:padding-left="0.159cm" fo:padding-right="0.15cm" fo:padding-top="0.101cm" fo:padding-bottom="0.101cm" fo:border="0.5pt solid #000000"/>
    </style:style>
    <style:style style:name="Таблица3.E2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6.637cm" fo:margin-left="0.041cm" fo:margin-top="0cm" fo:margin-bottom="0cm" table:align="left" style:writing-mode="lr-tb"/>
    </style:style>
    <style:style style:name="Таблица4.A" style:family="table-column">
      <style:table-column-properties style:column-width="3.951cm"/>
    </style:style>
    <style:style style:name="Таблица4.B" style:family="table-column">
      <style:table-column-properties style:column-width="4.048cm"/>
    </style:style>
    <style:style style:name="Таблица4.C" style:family="table-column">
      <style:table-column-properties style:column-width="0.637cm"/>
    </style:style>
    <style:style style:name="Таблица4.D" style:family="table-column">
      <style:table-column-properties style:column-width="4.567cm"/>
    </style:style>
    <style:style style:name="Таблица4.E" style:family="table-column">
      <style:table-column-properties style:column-width="3.4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4.A2" style:family="table-cell">
      <style:table-cell-properties fo:padding-left="0.159cm" fo:padding-right="0.15cm" fo:padding-top="0.101cm" fo:padding-bottom="0.101cm" fo:border="0.5pt solid #000000"/>
    </style:style>
    <style:style style:name="Таблица4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4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4.D2" style:family="table-cell">
      <style:table-cell-properties fo:padding-left="0.159cm" fo:padding-right="0.15cm" fo:padding-top="0.101cm" fo:padding-bottom="0.101cm" fo:border="0.5pt solid #000000"/>
    </style:style>
    <style:style style:name="Таблица4.E2" style:family="table-cell">
      <style:table-cell-properties fo:padding-left="0.159cm" fo:padding-right="0.15cm" fo:padding-top="0.101cm" fo:padding-bottom="0.101cm" fo:border="0.5pt solid #000000"/>
    </style:style>
    <style:style style:name="Таблица5" style:family="table">
      <style:table-properties style:width="16.637cm" fo:margin-left="0.041cm" fo:margin-top="0cm" fo:margin-bottom="0cm" table:align="left" style:writing-mode="lr-tb"/>
    </style:style>
    <style:style style:name="Таблица5.A" style:family="table-column">
      <style:table-column-properties style:column-width="3.951cm"/>
    </style:style>
    <style:style style:name="Таблица5.B" style:family="table-column">
      <style:table-column-properties style:column-width="4.048cm"/>
    </style:style>
    <style:style style:name="Таблица5.C" style:family="table-column">
      <style:table-column-properties style:column-width="0.637cm"/>
    </style:style>
    <style:style style:name="Таблица5.D" style:family="table-column">
      <style:table-column-properties style:column-width="4.567cm"/>
    </style:style>
    <style:style style:name="Таблица5.E" style:family="table-column">
      <style:table-column-properties style:column-width="3.43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5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5.A2" style:family="table-cell">
      <style:table-cell-properties fo:padding-left="0.159cm" fo:padding-right="0.15cm" fo:padding-top="0.101cm" fo:padding-bottom="0.101cm" fo:border="0.5pt solid #000000"/>
    </style:style>
    <style:style style:name="Таблица5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5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5.D2" style:family="table-cell">
      <style:table-cell-properties fo:padding-left="0.159cm" fo:padding-right="0.15cm" fo:padding-top="0.101cm" fo:padding-bottom="0.101cm" fo:border="0.5pt solid #000000"/>
    </style:style>
    <style:style style:name="Таблица5.E2" style:family="table-cell">
      <style:table-cell-properties fo:padding-left="0.159cm" fo:padding-right="0.15cm" fo:padding-top="0.101cm" fo:padding-bottom="0.101cm" fo:border="0.5pt solid #000000"/>
    </style:style>
    <style:style style:name="Таблица6" style:family="table">
      <style:table-properties style:width="18.048cm" fo:margin-left="0.041cm" fo:margin-top="0cm" fo:margin-bottom="0cm" table:align="left" style:writing-mode="lr-tb"/>
    </style:style>
    <style:style style:name="Таблица6.A" style:family="table-column">
      <style:table-column-properties style:column-width="5.001cm"/>
    </style:style>
    <style:style style:name="Таблица6.B" style:family="table-column">
      <style:table-column-properties style:column-width="13.04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A2" style:family="table-cell">
      <style:table-cell-properties fo:padding-left="0.159cm" fo:padding-right="0.15cm" fo:padding-top="0.101cm" fo:padding-bottom="0.101cm" fo:border="0.5pt solid #000000"/>
    </style:style>
    <style:style style:name="Таблица6.B2" style:family="table-cell">
      <style:table-cell-properties fo:padding-left="0.159cm" fo:padding-right="0.15cm" fo:padding-top="0.101cm" fo:padding-bottom="0.101cm" fo:border="0.5pt solid #000000"/>
    </style:style>
    <style:style style:name="Таблица6.A3" style:family="table-cell">
      <style:table-cell-properties fo:padding-left="0.159cm" fo:padding-right="0.15cm" fo:padding-top="0.101cm" fo:padding-bottom="0.101cm" fo:border="0.5pt solid #000000"/>
    </style:style>
    <style:style style:name="Таблица6.B3" style:family="table-cell">
      <style:table-cell-properties fo:padding-left="0.159cm" fo:padding-right="0.15cm" fo:padding-top="0.101cm" fo:padding-bottom="0.101cm" fo:border="0.5pt solid #000000"/>
    </style:style>
    <style:style style:name="Таблица6.A4" style:family="table-cell">
      <style:table-cell-properties fo:padding-left="0.159cm" fo:padding-right="0.15cm" fo:padding-top="0.101cm" fo:padding-bottom="0.101cm" fo:border="0.5pt solid #000000"/>
    </style:style>
    <style:style style:name="Таблица6.B4" style:family="table-cell">
      <style:table-cell-properties fo:padding-left="0.159cm" fo:padding-right="0.15cm" fo:padding-top="0.101cm" fo:padding-bottom="0.101cm" fo:border="0.5pt solid #000000"/>
    </style:style>
    <style:style style:name="Таблица6.A5" style:family="table-cell">
      <style:table-cell-properties fo:padding-left="0.159cm" fo:padding-right="0.15cm" fo:padding-top="0.101cm" fo:padding-bottom="0.101cm" fo:border="0.5pt solid #000000"/>
    </style:style>
    <style:style style:name="Таблица6.B5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13cm" fo:margin-left="0.041cm" fo:margin-top="0cm" fo:margin-bottom="0cm" table:align="left" style:writing-mode="lr-tb"/>
    </style:style>
    <style:style style:name="Таблица7.A" style:family="table-column">
      <style:table-column-properties style:column-width="9.999cm"/>
    </style:style>
    <style:style style:name="Таблица7.B" style:family="table-column">
      <style:table-column-properties style:column-width="2.99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Таблица7.B2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13cm" fo:margin-left="0.041cm" fo:margin-top="0cm" fo:margin-bottom="0cm" table:align="left" style:writing-mode="lr-tb"/>
    </style:style>
    <style:style style:name="Таблица8.A" style:family="table-column">
      <style:table-column-properties style:column-width="9.999cm"/>
    </style:style>
    <style:style style:name="Таблица8.B" style:family="table-column">
      <style:table-column-properties style:column-width="2.999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8.A2" style:family="table-cell">
      <style:table-cell-properties fo:padding-left="0.159cm" fo:padding-right="0.15cm" fo:padding-top="0.101cm" fo:padding-bottom="0.101cm" fo:border="0.5pt solid #000000"/>
    </style:style>
    <style:style style:name="Таблица8.B2" style:family="table-cell">
      <style:table-cell-properties fo:padding-left="0.159cm" fo:padding-right="0.15cm" fo:padding-top="0.101cm" fo:padding-bottom="0.101cm" fo:border="0.5pt solid #000000"/>
    </style:style>
    <style:style style:name="Таблица9" style:family="table">
      <style:table-properties style:width="15.87cm" fo:margin-left="-0.009cm" fo:margin-top="0cm" fo:margin-bottom="0cm" table:align="left" style:writing-mode="lr-tb"/>
    </style:style>
    <style:style style:name="Таблица9.A" style:family="table-column">
      <style:table-column-properties style:column-width="9.158cm"/>
    </style:style>
    <style:style style:name="Таблица9.B" style:family="table-column">
      <style:table-column-properties style:column-width="6.71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9.A2" style:family="table-cell">
      <style:table-cell-properties fo:padding-left="0.159cm" fo:padding-right="0.15cm" fo:padding-top="0.101cm" fo:padding-bottom="0.101cm" fo:border="0.5pt solid #000000"/>
    </style:style>
    <style:style style:name="Таблица9.B2" style:family="table-cell">
      <style:table-cell-properties fo:padding-left="0.159cm" fo:padding-right="0.15cm" fo:padding-top="0.101cm" fo:padding-bottom="0.101cm" fo:border="0.5pt solid #000000"/>
    </style:style>
    <style:style style:name="Таблица9.A3" style:family="table-cell">
      <style:table-cell-properties fo:padding-left="0.159cm" fo:padding-right="0.15cm" fo:padding-top="0.101cm" fo:padding-bottom="0.101cm" fo:border="0.5pt solid #000000"/>
    </style:style>
    <style:style style:name="Таблица9.B3" style:family="table-cell">
      <style:table-cell-properties fo:padding-left="0.159cm" fo:padding-right="0.15cm" fo:padding-top="0.101cm" fo:padding-bottom="0.101cm" fo:border="0.5pt solid #000000"/>
    </style:style>
    <style:style style:name="Таблица10" style:family="table">
      <style:table-properties style:width="16.339cm" fo:margin-left="0.041cm" fo:margin-top="0cm" fo:margin-bottom="0cm" table:align="left" style:writing-mode="lr-tb"/>
    </style:style>
    <style:style style:name="Таблица10.A" style:family="table-column">
      <style:table-column-properties style:column-width="4.156cm"/>
    </style:style>
    <style:style style:name="Таблица10.B" style:family="table-column">
      <style:table-column-properties style:column-width="3.642cm"/>
    </style:style>
    <style:style style:name="Таблица10.C" style:family="table-column">
      <style:table-column-properties style:column-width="0.42cm"/>
    </style:style>
    <style:style style:name="Таблица10.D" style:family="table-column">
      <style:table-column-properties style:column-width="4.06cm"/>
    </style:style>
    <style:style style:name="Таблица10.1" style:family="table-row">
      <style:table-row-properties style:min-row-height="0.579cm" fo:keep-together="auto"/>
    </style:style>
    <style:style style:name="Таблица10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0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0.5pt solid #000000"/>
    </style:style>
    <style:style style:name="Таблица10.2" style:family="table-row">
      <style:table-row-properties style:min-row-height="1.134cm" fo:keep-together="auto"/>
    </style:style>
    <style:style style:name="Таблица10.A2" style:family="table-cell">
      <style:table-cell-properties fo:padding-left="0.159cm" fo:padding-right="0.15cm" fo:padding-top="0.101cm" fo:padding-bottom="0.101cm" fo:border="0.5pt solid #000000"/>
    </style:style>
    <style:style style:name="Таблица10.B2" style:family="table-cell">
      <style:table-cell-properties fo:padding-left="0.159cm" fo:padding-right="0.15cm" fo:padding-top="0.101cm" fo:padding-bottom="0.101cm" fo:border="0.5pt solid #000000"/>
    </style:style>
    <style:style style:name="Таблица10.C2" style:family="table-cell">
      <style:table-cell-properties fo:padding-left="0.159cm" fo:padding-right="0.15cm" fo:padding-top="0.101cm" fo:padding-bottom="0.101cm" fo:border-left="0.5pt solid #000000" fo:border-right="0.5pt solid #000000" fo:border-top="0.5pt solid #000000" fo:border-bottom="none"/>
    </style:style>
    <style:style style:name="Таблица10.D2" style:family="table-cell">
      <style:table-cell-properties fo:padding-left="0.159cm" fo:padding-right="0.15cm" fo:padding-top="0.101cm" fo:padding-bottom="0.101cm" fo:border="0.5pt solid #000000"/>
    </style:style>
    <style:style style:name="Таблица10.E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text-properties fo:font-size="12pt" fo:language="bg" fo:country="BG" style:font-size-asian="12pt" style:font-name-complex="Calibri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Consolas" fo:font-size="12pt" fo:language="bg" fo:country="BG" style:font-size-asian="12pt" style:font-size-complex="12pt"/>
    </style:style>
    <style:style style:name="P5" style:family="paragraph" style:parent-style-name="Standard" style:list-style-name="WWNum40">
      <style:paragraph-properties fo:margin-left="0.751cm" fo:margin-right="0cm" fo:margin-top="0.353cm" fo:margin-bottom="0.071cm" loext:contextual-spacing="false" fo:keep-together="always" fo:text-indent="-0.751cm" style:auto-text-indent="false" fo:keep-with-next="always"/>
    </style:style>
    <style:style style:name="P6" style:family="paragraph" style:parent-style-name="Standard" style:list-style-name="">
      <style:paragraph-properties fo:margin-top="0.212cm" fo:margin-bottom="0.071cm" loext:contextual-spacing="false" fo:keep-together="always" fo:keep-with-next="always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onsolas" fo:font-size="12pt" style:font-size-asian="12pt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onsolas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4" style:family="paragraph" style:parent-style-name="Standard" style:list-style-name="WWNum41">
      <style:paragraph-properties fo:margin-top="0.141cm" fo:margin-bottom="0.212cm" loext:contextual-spacing="true"/>
    </style:style>
    <style:style style:name="P15" style:family="paragraph" style:parent-style-name="Standard" style:list-style-name="WWNum42">
      <style:paragraph-properties fo:margin-top="0.141cm" fo:margin-bottom="0.212cm" loext:contextual-spacing="true"/>
    </style:style>
    <style:style style:name="P16" style:family="paragraph" style:parent-style-name="Standard" style:list-style-name="WWNum40">
      <style:paragraph-properties fo:margin-left="0.63cm" fo:margin-right="0cm" fo:margin-top="0.353cm" fo:margin-bottom="0.071cm" loext:contextual-spacing="false" fo:keep-together="always" fo:text-indent="-0.63cm" style:auto-text-indent="false" fo:keep-with-next="always"/>
    </style:style>
    <style:style style:name="P17" style:family="paragraph" style:parent-style-name="Heading_20_1" style:master-page-name="Standard">
      <style:paragraph-properties fo:text-align="center" style:justify-single-word="false" style:page-number="auto"/>
    </style:style>
    <style:style style:name="P18" style:family="paragraph" style:parent-style-name="Heading_20_2" style:list-style-name="WWNum40"/>
    <style:style style:name="P19" style:family="paragraph" style:parent-style-name="Header">
      <style:paragraph-properties fo:margin-left="0cm" fo:margin-right="0cm" fo:text-indent="-2cm" style:auto-text-indent="false"/>
    </style:style>
    <style:style style:name="P20" style:family="paragraph" style:parent-style-name="List_20_Paragraph" style:list-style-name="WWNum46"/>
    <style:style style:name="P21" style:family="paragraph" style:parent-style-name="List_20_Paragraph" style:list-style-name="WWNum48"/>
    <style:style style:name="P2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23" style:family="paragraph" style:parent-style-name="Frame_20_contents">
      <style:paragraph-properties fo:margin-top="0.071cm" fo:margin-bottom="0.176cm" loext:contextual-spacing="false" fo:line-height="100%"/>
    </style:style>
    <style:style style:name="P24" style:family="paragraph" style:parent-style-name="Frame_20_contents">
      <style:paragraph-properties fo:margin-left="1cm" fo:margin-right="0cm" fo:line-height="100%" fo:text-indent="0.501cm" style:auto-text-indent="false"/>
    </style:style>
    <style:style style:name="P25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weight-complex="bold"/>
    </style:style>
    <style:style style:name="T2" style:family="text">
      <style:text-properties fo:language="bg" fo:country="BG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font-size="12pt" fo:language="bg" fo:country="BG" style:font-size-asian="12pt" style:font-size-complex="12pt"/>
    </style:style>
    <style:style style:name="T6" style:family="text">
      <style:text-properties fo:font-size="12pt" fo:language="bg" fo:country="BG" style:font-size-asian="12pt" style:font-name-complex="Calibri1" style:font-size-complex="12pt"/>
    </style:style>
    <style:style style:name="T7" style:family="text">
      <style:text-properties fo:font-size="12pt" fo:language="bg" fo:country="BG" style:font-name-asian="Times New Roman1" style:font-size-asian="12pt" style:language-asian="bg" style:country-asian="BG" style:font-name-complex="Calibri1" style:font-size-complex="12pt"/>
    </style:style>
    <style:style style:name="T8" style:family="text">
      <style:text-properties fo:font-size="12pt" fo:language="bg" fo:country="BG" fo:font-weight="bold" style:font-size-asian="12pt" style:font-weight-asian="bold" style:font-size-complex="12pt"/>
    </style:style>
    <style:style style:name="T9" style:family="text">
      <style:text-properties fo:font-size="12pt" fo:language="bg" fo:country="BG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name-complex="Calibri1" style:font-size-complex="12pt"/>
    </style:style>
    <style:style style:name="T13" style:family="text">
      <style:text-properties fo:font-size="12pt" fo:font-weight="bold" style:font-name-asian="Times New Roman1" style:font-size-asian="12pt" style:language-asian="bg" style:country-asian="BG" style:font-weight-asian="bold" style:font-name-complex="Calibri1" style:font-size-complex="12pt"/>
    </style:style>
    <style:style style:name="T14" style:family="text">
      <style:text-properties fo:font-size="12pt" style:font-name-asian="Times New Roman1" style:font-size-asian="12pt" style:language-asian="bg" style:country-asian="BG" style:font-name-complex="Calibri1" style:font-size-complex="12pt"/>
    </style:style>
    <style:style style:name="T15" style:family="text">
      <style:text-properties fo:color="#7c380a" fo:font-size="18pt" fo:font-weight="bold" style:font-name-asian="宋体" style:font-size-asian="18pt" style:font-weight-asian="bold" style:font-name-complex="Times New Roman1" style:font-size-complex="18pt" style:font-weight-complex="bold"/>
    </style:style>
    <style:style style:name="T16" style:family="text">
      <style:text-properties fo:color="#7c380a" fo:font-size="18pt" fo:language="bg" fo:country="BG" fo:font-weight="bold" style:font-name-asian="宋体" style:font-size-asian="18pt" style:font-weight-asian="bold" style:font-name-complex="Times New Roman1" style:font-size-complex="18pt" style:font-weight-complex="bold"/>
    </style:style>
    <style:style style:name="T17" style:family="text">
      <style:text-properties style:font-name="Consolas"/>
    </style:style>
    <style:style style:name="T18" style:family="text">
      <style:text-properties style:font-name="Consolas" fo:font-size="12pt" fo:font-weight="bold" style:font-size-asian="12pt" style:font-weight-asian="bold" style:font-name-complex="Calibri1" style:font-size-complex="12pt"/>
    </style:style>
    <style:style style:name="T19" style:family="text">
      <style:text-properties style:font-name="Consolas" fo:font-size="12pt" fo:font-weight="bold" style:font-size-asian="12pt" style:font-weight-asian="bold" style:font-size-complex="12pt"/>
    </style:style>
    <style:style style:name="T20" style:family="text">
      <style:text-properties style:font-name="Consolas" fo:font-size="12pt" style:font-size-asian="12pt" style:font-size-complex="12pt"/>
    </style:style>
    <style:style style:name="T21" style:family="text">
      <style:text-properties style:font-name="Consolas" fo:font-size="12pt" style:font-size-asian="12pt" style:font-size-complex="12pt" style:font-weight-complex="bold"/>
    </style:style>
    <style:style style:name="T22" style:family="text">
      <style:text-properties style:font-name="Consolas" fo:font-size="12pt" fo:language="bg" fo:country="BG" style:font-size-asian="12pt" style:font-size-complex="12pt" style:font-weight-complex="bold"/>
    </style:style>
    <style:style style:name="T23" style:family="text">
      <style:text-properties style:font-name="Consolas" style:font-weight-complex="bold"/>
    </style:style>
    <style:style style:name="T24" style:family="text">
      <style:text-properties style:font-name="Consolas" fo:language="bg" fo:country="BG" style:font-weight-complex="bold"/>
    </style:style>
    <style:style style:name="T25" style:family="text">
      <style:text-properties fo:color="#8f400b" fo:font-size="16pt" fo:font-weight="bold" style:font-name-asian="宋体" style:font-size-asian="16pt" style:font-weight-asian="bold" style:font-name-complex="Times New Roman1" style:font-size-complex="16pt"/>
    </style:style>
    <style:style style:name="T26" style:family="text">
      <style:text-properties fo:color="#8f400b" fo:font-size="16pt" fo:language="bg" fo:country="BG" fo:font-weight="bold" style:font-name-asian="宋体" style:font-size-asian="16pt" style:font-weight-asian="bold" style:font-name-complex="Times New Roman1" style:font-size-complex="16pt"/>
    </style:style>
    <style:style style:name="T27" style:family="text">
      <style:text-properties fo:color="#212121" fo:font-size="12pt" fo:language="bg" fo:country="BG" style:font-name-asian="Times New Roman1" style:font-size-asian="12pt" style:language-asian="bg" style:country-asian="BG" style:font-name-complex="Calibri1" style:font-size-complex="12pt"/>
    </style:style>
    <style:style style:name="T28" style:family="text">
      <style:text-properties fo:color="#212121" fo:font-size="12pt" style:font-name-asian="Times New Roman1" style:font-size-asian="12pt" style:language-asian="bg" style:country-asian="BG" style:font-name-complex="Calibri1" style:font-size-complex="12pt"/>
    </style:style>
    <style:style style:name="T29" style:family="text">
      <style:text-properties fo:color="#212121" fo:font-size="12pt" fo:font-weight="bold" style:font-name-asian="Times New Roman1" style:font-size-asian="12pt" style:language-asian="bg" style:country-asian="BG" style:font-weight-asian="bold" style:font-name-complex="Calibri1" style:font-size-complex="12pt"/>
    </style:style>
    <style:style style:name="T30" style:family="text">
      <style:text-properties style:font-name-complex="Calibri1"/>
    </style:style>
    <style:style style:name="T31" style:family="text">
      <style:text-properties style:font-name="Calibri" fo:font-size="12pt" fo:font-weight="normal" style:font-size-asian="12pt" style:font-weight-asian="normal" style:font-name-complex="Calibri1" style:font-size-complex="12pt"/>
    </style:style>
    <style:style style:name="T32" style:family="text">
      <style:text-properties fo:color="#000000" style:font-name="Consolas" fo:font-size="12pt" style:font-name-asian="Times New Roman1" style:font-size-asian="12pt" style:font-name-complex="Courier New2" style:font-size-complex="12pt"/>
    </style:style>
    <style:style style:name="T33" style:family="text">
      <style:text-properties fo:color="#000000" style:font-name="Consolas" fo:font-size="12pt" style:font-name-asian="Times New Roman1" style:font-size-asian="12pt" style:language-asian="bg" style:country-asian="BG" style:font-name-complex="Courier New2" style:font-size-complex="12pt"/>
    </style:style>
    <style:style style:name="T34" style:family="text">
      <style:text-properties fo:color="#000000" style:font-name="Consolas" fo:font-size="12pt" style:font-name-asian="Times New Roman1" style:font-size-asian="12pt" style:font-name-complex="Consolas1" style:font-size-complex="12pt"/>
    </style:style>
    <style:style style:name="T35" style:family="text">
      <style:text-properties fo:color="#000000" style:font-name="Consolas" fo:font-size="12pt" fo:language="bg" fo:country="BG" style:font-name-asian="Times New Roman1" style:font-size-asian="12pt" style:font-name-complex="Courier New2" style:font-size-complex="12pt"/>
    </style:style>
    <style:style style:name="T36" style:family="text">
      <style:text-properties fo:color="#000000" style:font-name="Consolas" fo:font-size="12pt" fo:language="bg" fo:country="BG" style:font-name-asian="Times New Roman1" style:font-size-asian="12pt" style:font-name-complex="Consolas1" style:font-size-complex="12pt"/>
    </style:style>
    <style:style style:name="T37" style:family="text">
      <style:text-properties fo:color="#000000" style:font-name="Courier New" fo:font-size="12pt" style:font-name-asian="Times New Roman1" style:font-size-asian="12pt" style:font-name-complex="Courier New2" style:font-size-complex="12pt"/>
    </style:style>
    <style:style style:name="T38" style:family="text">
      <style:text-properties fo:font-weight="bold" style:font-weight-asian="bold"/>
    </style:style>
    <style:style style:name="T39" style:family="text">
      <style:text-properties fo:font-size="8.5pt" style:font-size-asian="8.5pt" style:font-size-complex="8.5pt"/>
    </style:style>
    <style:style style:name="T40" style:family="text">
      <style:text-properties fo:color="#0882de" fo:font-size="8.5pt" style:font-size-asian="8.5pt" style:font-size-complex="8.5pt"/>
    </style:style>
    <style:style style:name="T41" style:family="text">
      <style:text-properties fo:font-size="9pt" fo:language="bg" fo:country="BG" style:font-size-asian="9pt" style:font-size-complex="9pt"/>
    </style:style>
    <style:style style:name="T4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Exercise: <text:span text:style-name="T1">Syntax, Functions and Statements</text:span></text:h>
      <text:p text:style-name="Standard"><text:span text:style-name="T3">Problems for in-class lab for the </text:span><text:a xlink:type="simple" xlink:href="https://softuni.bg/courses/js-advanced" text:style-name="ListLabel_20_87" text:visited-style-name="ListLabel_20_87"><text:span text:style-name="Internet_20_link"><text:span text:style-name="T3">"JavaScript Advanced" course @ SoftUni</text:span></text:span></text:a><text:span text:style-name="T3">. Submit your solutions in the SoftUni judge system at </text:span><text:a xlink:type="simple" xlink:href="https://judge.softuni.bg/Contests/2750/Exercise-Syntax-Functions-and-Statements" text:style-name="ListLabel_20_87" text:visited-style-name="ListLabel_20_87"><text:span text:style-name="Internet_20_link"><text:span text:style-name="T3">https://judge.softuni.bg/Contests/</text:span></text:span></text:a><text:a xlink:type="simple" xlink:href="https://judge.softuni.bg/Contests/2750/Exercise-Syntax-Functions-and-Statements" text:style-name="ListLabel_20_87" text:visited-style-name="ListLabel_20_87"><text:span text:style-name="Internet_20_link"><text:span text:style-name="T5">2750</text:span></text:span></text:a><text:a xlink:type="simple" xlink:href="https://judge.softuni.bg/Contests/2750/Exercise-Syntax-Functions-and-Statements" text:style-name="ListLabel_20_87" text:visited-style-name="ListLabel_20_87"><text:span text:style-name="Internet_20_link"><text:span text:style-name="T3">/Exercise-Syntax-Functions-and-Statements</text:span></text:span></text:a></text:p>
      <text:list xml:id="list154240044" text:style-name="WWNum40">
        <text:list-item>
          <text:h text:style-name="P5" text:outline-level="2"><text:span text:style-name="T15">Fruit</text:span></text:h>
        </text:list-item>
      </text:list>
      <text:p text:style-name="Standard"><text:span text:style-name="T3">Write a function that calculates how much money you need to buy fruit. You will receive a </text:span><text:span text:style-name="T10">string</text:span><text:span text:style-name="T3"> for the type of fruit you want to buy, </text:span><text:span text:style-name="T10">a number</text:span><text:span text:style-name="T3"> for weight in grams and another </text:span><text:span text:style-name="T10">number</text:span><text:span text:style-name="T3"> for the price per kilogram. </text:span></text:p>
      <text:p text:style-name="Standard"><text:span text:style-name="T4">Print the following text on the console: <text:s/></text:span></text:p>
      <text:p text:style-name="Standard"><text:span text:style-name="T18">'I need ${money} to buy {weight} kilograms {fruit}.'</text:span></text:p>
      <text:p text:style-name="Standard"><text:span text:style-name="T4">Print the weight and the money </text:span><text:span text:style-name="T12">rounded</text:span><text:span text:style-name="T4"> to two decimal places.</text:span></text:p>
      <text:p text:style-name="Standard"><text:span text:style-name="T4">The </text:span><text:span text:style-name="T12">input</text:span><text:span text:style-name="T4"> comes as </text:span><text:span text:style-name="T12">three arguments</text:span><text:span text:style-name="T4"> passed to your function.</text:span></text:p>
      <text:p text:style-name="Standard"><text:span text:style-name="T4">The </text:span><text:span text:style-name="T12">output</text:span><text:span text:style-name="T4"> should be printed on the console.</text:span></text:p>
      <text:h text:style-name="P6" text:outline-level="3"><text:span text:style-name="T25">Examples</text:span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text:span text:style-name="T10">Input</text:span></text:p>
          </table:table-cell>
          <table:table-cell table:style-name="Таблица1.A1" office:value-type="string">
            <text:p text:style-name="P8"><text:span text:style-name="T10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20">'orange', 2500, 1.80</text:span></text:p>
          </table:table-cell>
          <table:table-cell table:style-name="Таблица1.B2" office:value-type="string">
            <text:p text:style-name="P7"><text:span text:style-name="T21">I need $4.50 to buy 2.50 kilograms orange.</text:span>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text:span text:style-name="T10">Input</text:span></text:p>
          </table:table-cell>
          <table:table-cell table:style-name="Таблица2.A1" office:value-type="string">
            <text:p text:style-name="P8"><text:span text:style-name="T10">Output</text:span></text:p>
          </table:table-cell>
        </table:table-row>
        <table:table-row table:style-name="Таблица2.1">
          <table:table-cell table:style-name="Таблица2.A2" office:value-type="string">
            <text:p text:style-name="P7"><text:span text:style-name="T20">'apple', 1563, 2.35</text:span></text:p>
          </table:table-cell>
          <table:table-cell table:style-name="Таблица2.B2" office:value-type="string">
            <text:p text:style-name="P7"><text:span text:style-name="T21">I need $3.67 to buy 1.56 kilograms apple.</text:span></text:p>
          </table:table-cell>
        </table:table-row>
      </table:table>
      <text:list xml:id="list101542755744177" text:continue-numbering="true" text:style-name="WWNum40">
        <text:list-item>
          <text:h text:style-name="P5" text:outline-level="2"><text:span text:style-name="T15">Greatest Common Divisor - GCD</text:span></text:h>
        </text:list-item>
      </text:list>
      <text:p text:style-name="P9"><text:span text:style-name="T14">Write a function that takes </text:span><text:span text:style-name="T13">two</text:span><text:span text:style-name="T14"> </text:span><text:span text:style-name="T13">positive</text:span><text:span text:style-name="T14"> </text:span><text:span text:style-name="T13">numbers</text:span><text:span text:style-name="T14"> as input and compute the greatest common divisor.</text:span><text:span text:style-name="T7"><text:tab/></text:span></text:p>
      <text:p text:style-name="Standard"><text:span text:style-name="T4">The </text:span><text:span text:style-name="T12">input</text:span><text:span text:style-name="T4"> comes </text:span><text:span text:style-name="T12">as two positive integer numbers</text:span><text:span text:style-name="T4">.</text:span></text:p>
      <text:p text:style-name="Standard"><text:span text:style-name="T4">The </text:span><text:span text:style-name="T12">output</text:span><text:span text:style-name="T4"> should be printed on the console.</text:span></text:p>
      <text:h text:style-name="P6" text:outline-level="3"><text:span text:style-name="T25">Examples</text:span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8"><text:span text:style-name="T10">Input</text:span></text:p>
          </table:table-cell>
          <table:table-cell table:style-name="Таблица3.A1" office:value-type="string">
            <text:p text:style-name="P8"><text:span text:style-name="T10">Output</text:span></text:p>
          </table:table-cell>
          <table:table-cell table:style-name="Таблица3.C1" office:value-type="string">
            <text:p text:style-name="P10"/>
          </table:table-cell>
          <table:table-cell table:style-name="Таблица3.A1" office:value-type="string">
            <text:p text:style-name="P8"><text:span text:style-name="T10">Input</text:span></text:p>
          </table:table-cell>
          <table:table-cell table:style-name="Таблица3.A1" office:value-type="string">
            <text:p text:style-name="P8"><text:span text:style-name="T10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7"><text:span text:style-name="T20">15, 5</text:span></text:p>
          </table:table-cell>
          <table:table-cell table:style-name="Таблица3.B2" office:value-type="string">
            <text:p text:style-name="P7"><text:span text:style-name="T21">5</text:span></text:p>
          </table:table-cell>
          <table:table-cell table:style-name="Таблица3.C2" office:value-type="string">
            <text:p text:style-name="P11"/>
          </table:table-cell>
          <table:table-cell table:style-name="Таблица3.D2" office:value-type="string">
            <text:p text:style-name="P7"><text:span text:style-name="T20">2154, 458</text:span></text:p>
          </table:table-cell>
          <table:table-cell table:style-name="Таблица3.E2" office:value-type="string">
            <text:p text:style-name="P7"><text:span text:style-name="T21">2</text:span></text:p>
          </table:table-cell>
        </table:table-row>
      </table:table>
      <text:list xml:id="list101542533074844" text:continue-numbering="true" text:style-name="WWNum40">
        <text:list-item>
          <text:h text:style-name="P5" text:outline-level="2"><text:span text:style-name="T15">Same Numbers</text:span></text:h>
        </text:list-item>
      </text:list>
      <text:p text:style-name="P9"><text:span text:style-name="T14">Write a function that takes </text:span><text:span text:style-name="T13">an integer</text:span><text:span text:style-name="T14"> </text:span><text:span text:style-name="T13">number</text:span><text:span text:style-name="T14"> as an input and check if all the digits in a given number are the same or not.</text:span></text:p>
      <text:p text:style-name="P9"><text:span text:style-name="T28">Print on the console </text:span><text:span text:style-name="T29">true</text:span><text:span text:style-name="T28"> if all numbers are same and </text:span><text:span text:style-name="T29">false</text:span><text:span text:style-name="T28"> if not. On the next line print the </text:span><text:span text:style-name="T29">sum of all digits.</text:span></text:p>
      <text:p text:style-name="Standard"><text:span text:style-name="T4">The </text:span><text:span text:style-name="T12">input</text:span><text:span text:style-name="T4"> comes as an integer number.</text:span></text:p>
      <text:p text:style-name="Standard"><text:soft-page-break/><text:span text:style-name="T4">The </text:span><text:span text:style-name="T12">output</text:span><text:span text:style-name="T4"> should be printed on the console.</text:span></text:p>
      <text:p text:style-name="P2"/>
      <text:h text:style-name="P6" text:outline-level="3"><text:span text:style-name="T25">Examples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8"><text:span text:style-name="T10">Input</text:span></text:p>
          </table:table-cell>
          <table:table-cell table:style-name="Таблица4.A1" office:value-type="string">
            <text:p text:style-name="P8"><text:span text:style-name="T10">Output</text:span></text:p>
          </table:table-cell>
          <table:table-cell table:style-name="Таблица4.C1" office:value-type="string">
            <text:p text:style-name="P10"/>
          </table:table-cell>
          <table:table-cell table:style-name="Таблица4.A1" office:value-type="string">
            <text:p text:style-name="P8"><text:span text:style-name="T10">Input</text:span></text:p>
          </table:table-cell>
          <table:table-cell table:style-name="Таблица4.A1" office:value-type="string">
            <text:p text:style-name="P8"><text:span text:style-name="T10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7"><text:span text:style-name="T20">2222222</text:span></text:p>
          </table:table-cell>
          <table:table-cell table:style-name="Таблица4.B2" office:value-type="string">
            <text:p text:style-name="P7"><text:span text:style-name="T21">true</text:span></text:p>
            <text:p text:style-name="P7"><text:span text:style-name="T21">14</text:span></text:p>
          </table:table-cell>
          <table:table-cell table:style-name="Таблица4.C2" office:value-type="string">
            <text:p text:style-name="P11"/>
          </table:table-cell>
          <table:table-cell table:style-name="Таблица4.D2" office:value-type="string">
            <text:p text:style-name="P7"><text:span text:style-name="T20">1234</text:span></text:p>
          </table:table-cell>
          <table:table-cell table:style-name="Таблица4.E2" office:value-type="string">
            <text:p text:style-name="P7"><text:span text:style-name="T21">false</text:span></text:p>
            <text:p text:style-name="P7"><text:span text:style-name="T21">10</text:span></text:p>
          </table:table-cell>
        </table:table-row>
      </table:table>
      <text:p text:style-name="P1"/>
      <text:list xml:id="list101543285480514" text:continue-numbering="true" text:style-name="WWNum40">
        <text:list-item>
          <text:h text:style-name="P5" text:outline-level="2"><text:span text:style-name="T15">Time to Walk</text:span></text:h>
        </text:list-item>
      </text:list>
      <text:p text:style-name="Standard"><text:span text:style-name="T3">Write a function that </text:span><text:span text:style-name="T11">calculates</text:span><text:span text:style-name="T3"> how long it takes a student to get to university. </text:span><text:span text:style-name="T5"><text:line-break/></text:span><text:span text:style-name="T3">The function takes </text:span><text:span text:style-name="T10">three numbers</text:span><text:span text:style-name="T3">:</text:span></text:p>
      <text:list xml:id="list1872525271" text:style-name="WWNum41">
        <text:list-item>
          <text:p text:style-name="P14"><text:span text:style-name="T3">The </text:span><text:span text:style-name="T10">first</text:span><text:span text:style-name="T3"> is the number of </text:span><text:span text:style-name="T10">steps</text:span><text:span text:style-name="T3"> the student takes from their home to the university</text:span></text:p>
        </text:list-item>
        <text:list-item>
          <text:p text:style-name="P14"><text:span text:style-name="T3">Тhe </text:span><text:span text:style-name="T10">second</text:span><text:span text:style-name="T3"> number is the length of the student's footprint in </text:span><text:span text:style-name="T10">meters</text:span></text:p>
        </text:list-item>
        <text:list-item>
          <text:p text:style-name="P14"><text:span text:style-name="T3">Тhe </text:span><text:span text:style-name="T10">third</text:span><text:span text:style-name="T3"> number is the student speed in </text:span><text:span text:style-name="T10">km/h</text:span></text:p>
        </text:list-item>
      </text:list>
      <text:p text:style-name="Standard"><text:span text:style-name="T4">Every 500 meters the student rests and takes a </text:span><text:span text:style-name="T12">1 minute break</text:span><text:span text:style-name="T4">.</text:span></text:p>
      <text:p text:style-name="Standard"><text:span text:style-name="T4">Calculate how long the student walks from home to university and print on the console the result in the following format: </text:span><text:span text:style-name="T12">'</text:span><text:span text:style-name="Code_20_Char"><text:span text:style-name="T3">hours:minutes:seconds</text:span></text:span><text:span text:style-name="T12">'</text:span><text:span text:style-name="T4">.</text:span></text:p>
      <text:p text:style-name="Standard"><text:span text:style-name="T4">The </text:span><text:span text:style-name="T12">input</text:span><text:span text:style-name="T4"> comes as </text:span><text:span text:style-name="T12">three numbers</text:span><text:span text:style-name="T4">.</text:span></text:p>
      <text:p text:style-name="Standard"><text:span text:style-name="T4">The </text:span><text:span text:style-name="T12">output</text:span><text:span text:style-name="T4"> should be printed on the console.</text:span></text:p>
      <text:h text:style-name="P6" text:outline-level="3"><text:span text:style-name="T25">Examples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8"><text:span text:style-name="T10">Input</text:span></text:p>
          </table:table-cell>
          <table:table-cell table:style-name="Таблица5.A1" office:value-type="string">
            <text:p text:style-name="P8"><text:span text:style-name="T10">Output</text:span></text:p>
          </table:table-cell>
          <table:table-cell table:style-name="Таблица5.C1" office:value-type="string">
            <text:p text:style-name="P10"/>
          </table:table-cell>
          <table:table-cell table:style-name="Таблица5.A1" office:value-type="string">
            <text:p text:style-name="P8"><text:span text:style-name="T10">Input</text:span></text:p>
          </table:table-cell>
          <table:table-cell table:style-name="Таблица5.A1" office:value-type="string">
            <text:p text:style-name="P8"><text:span text:style-name="T10">Output</text:span></text:p>
          </table:table-cell>
        </table:table-row>
        <table:table-row table:style-name="Таблица5.1">
          <table:table-cell table:style-name="Таблица5.A2" office:value-type="string">
            <text:p text:style-name="P7"><text:span text:style-name="T20">4000, 0.60, 5</text:span></text:p>
          </table:table-cell>
          <table:table-cell table:style-name="Таблица5.B2" office:value-type="string">
            <text:p text:style-name="P7"><text:span text:style-name="T21">00:32:48</text:span></text:p>
          </table:table-cell>
          <table:table-cell table:style-name="Таблица5.C2" office:value-type="string">
            <text:p text:style-name="P11"/>
          </table:table-cell>
          <table:table-cell table:style-name="Таблица5.D2" office:value-type="string">
            <text:p text:style-name="P7"><text:span text:style-name="T20">2564, 0.70, 5.5</text:span></text:p>
          </table:table-cell>
          <table:table-cell table:style-name="Таблица5.E2" office:value-type="string">
            <text:p text:style-name="P7"><text:span text:style-name="T21">00:22:35</text:span></text:p>
          </table:table-cell>
        </table:table-row>
      </table:table>
      <text:list xml:id="list101543324004120" text:continue-list="list101543285480514" text:style-name="WWNum40">
        <text:list-item>
          <text:h text:style-name="P5" text:outline-level="2"><text:span text:style-name="T15">Road Radar</text:span></text:h>
        </text:list-item>
      </text:list>
      <text:p text:style-name="Standard"><text:span text:style-name="T3">Write a function that determines whether a driver is within the speed limit. You will receive the speed and the area. Each area has a different limit: </text:span></text:p>
      <text:list xml:id="list509841789" text:style-name="WWNum46">
        <text:list-item>
          <text:p text:style-name="P20"><text:span text:style-name="T3">On the </text:span><text:span text:style-name="T11">motorway</text:span><text:span text:style-name="T3"> the limit is </text:span><text:span text:style-name="T11">130 </text:span><text:span text:style-name="T10">km/h</text:span></text:p>
        </text:list-item>
        <text:list-item>
          <text:p text:style-name="P20"><text:span text:style-name="T3">On the </text:span><text:span text:style-name="T11">interstate</text:span><text:span text:style-name="T3"> the limit is </text:span><text:span text:style-name="T11">90 </text:span><text:span text:style-name="T10">km/h</text:span></text:p>
        </text:list-item>
        <text:list-item>
          <text:p text:style-name="P20"><text:span text:style-name="T3">In the </text:span><text:span text:style-name="T11">city</text:span><text:span text:style-name="T3"> the limit is </text:span><text:span text:style-name="T11">50 km/h</text:span><text:span text:style-name="T3"> </text:span></text:p>
        </text:list-item>
        <text:list-item>
          <text:p text:style-name="P20"><text:span text:style-name="T3">Within a </text:span><text:span text:style-name="T11">residential </text:span><text:span text:style-name="T3">area the limit is </text:span><text:span text:style-name="T11">20 </text:span><text:span text:style-name="T10">km/h</text:span></text:p>
        </text:list-item>
      </text:list>
      <text:p text:style-name="Standard"><text:span text:style-name="T3">If the driver is </text:span><text:span text:style-name="T10">within the limits</text:span><text:span text:style-name="T3">, there should be printed speed</text:span><text:span text:style-name="T5"> </text:span><text:span text:style-name="T3">and the speed limit.</text:span><text:span text:style-name="T5"> </text:span></text:p>
      <text:p text:style-name="P3"><text:span text:style-name="T11">`Driving {speed} km/h in a {speed limit} zone`</text:span></text:p>
      <text:p text:style-name="Standard"><text:span text:style-name="T3">If the driver is</text:span><text:span text:style-name="T10"> over the limit</text:span><text:span text:style-name="T3">, however, your function should print the severity of the infraction and the difference in speeds. </text:span></text:p>
      <text:p text:style-name="P3"><text:span text:style-name="T11">`The speed is {difference} km/h faster than the allowed speed of {speed limit} </text:span><text:span text:style-name="T9">-</text:span><text:span text:style-name="T11"> {status}`</text:span></text:p>
      <text:p text:style-name="Standard"><text:span text:style-name="T3">For speeding up to </text:span><text:span text:style-name="T11">20</text:span><text:span text:style-name="T3"> km/h</text:span><text:span text:style-name="T11"> </text:span><text:span text:style-name="T3">over the limit, </text:span><text:span text:style-name="Code_20_Char"><text:span text:style-name="T3">speeding</text:span></text:span><text:span text:style-name="Code_20_Char"><text:span text:style-name="T30"> </text:span></text:span><text:span text:style-name="Code_20_Char"><text:span text:style-name="T31">should be printed</text:span></text:span><text:span text:style-name="T3"> </text:span></text:p>
      <text:p text:style-name="Standard"><text:soft-page-break/><text:span text:style-name="T3">For speeding up to </text:span><text:span text:style-name="T11">40</text:span><text:span text:style-name="T3"> km/h over the limit, </text:span><text:span text:style-name="Code_20_Char"><text:span text:style-name="T3">excessive speeding</text:span></text:span><text:span text:style-name="T3"> should be printed</text:span></text:p>
      <text:p text:style-name="Standard"><text:span text:style-name="T3">For anything else, </text:span><text:span text:style-name="Code_20_Char"><text:span text:style-name="T3">reckless driving</text:span></text:span><text:span text:style-name="T3"> should be printed</text:span></text:p>
      <text:p text:style-name="Standard"><text:span text:style-name="T3">The </text:span><text:span text:style-name="T10">input</text:span><text:span text:style-name="T3"> comes as </text:span><text:span text:style-name="T11">2 string parameters</text:span><text:span text:style-name="T3">. The first element is the current speed (</text:span><text:span text:style-name="T10">number</text:span><text:span text:style-name="T3">), the second element is the area.</text:span></text:p>
      <text:p text:style-name="Standard"><text:span text:style-name="T3">The </text:span><text:span text:style-name="T10">output</text:span><text:span text:style-name="T3"> should be printed on the console.</text:span></text:p>
      <text:h text:style-name="P6" text:outline-level="3"><text:span text:style-name="T25">Examples</text:span></text:h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T10">Input</text:span></text:p>
          </table:table-cell>
          <table:table-cell table:style-name="Таблица6.A1" office:value-type="string">
            <text:p text:style-name="P8"><text:span text:style-name="T10">Output</text:span></text:p>
          </table:table-cell>
        </table:table-row>
        <table:table-row table:style-name="Таблица6.1">
          <table:table-cell table:style-name="Таблица6.A2" office:value-type="string">
            <text:p text:style-name="P7"><text:span text:style-name="T20">40, 'city'</text:span></text:p>
          </table:table-cell>
          <table:table-cell table:style-name="Таблица6.B2" office:value-type="string">
            <text:p text:style-name="P9"><text:span text:style-name="T32">Driving 40 km/h in a 50 zone</text:span></text:p>
          </table:table-cell>
        </table:table-row>
        <table:table-row table:style-name="Таблица6.1">
          <table:table-cell table:style-name="Таблица6.A3" office:value-type="string">
            <text:p text:style-name="P7"><text:span text:style-name="T20">21, 'residential'</text:span></text:p>
          </table:table-cell>
          <table:table-cell table:style-name="Таблица6.B3" office:value-type="string">
            <text:p text:style-name="P9"><text:span text:style-name="T32">The speed is 1 km/h faster than the allowed speed of 20 - speeding</text:span></text:p>
          </table:table-cell>
        </table:table-row>
        <table:table-row table:style-name="Таблица6.1">
          <table:table-cell table:style-name="Таблица6.A4" office:value-type="string">
            <text:p text:style-name="P7"><text:span text:style-name="T20">120, 'interstate'</text:span></text:p>
          </table:table-cell>
          <table:table-cell table:style-name="Таблица6.B4" office:value-type="string">
            <text:p text:style-name="P9"><text:span text:style-name="T32">The speed is 30 km/h faster than the allowed speed of 90 - excessive speeding</text:span></text:p>
          </table:table-cell>
        </table:table-row>
        <table:table-row table:style-name="Таблица6.1">
          <table:table-cell table:style-name="Таблица6.A5" office:value-type="string">
            <text:p text:style-name="P7"><text:span text:style-name="T20">200, 'motorway'</text:span></text:p>
          </table:table-cell>
          <table:table-cell table:style-name="Таблица6.B5" office:value-type="string">
            <text:p text:style-name="P9"><text:span text:style-name="T32">The speed is 70 km/h faster than the allowed speed of 130 - reckless driving</text:span></text:p>
          </table:table-cell>
        </table:table-row>
      </table:table>
      <text:list xml:id="list101543158959638" text:continue-list="list101543324004120" text:style-name="WWNum40">
        <text:list-item>
          <text:h text:style-name="P16" text:outline-level="2"><text:span text:style-name="T15">Cooking by Numbers</text:span></text:h>
        </text:list-item>
      </text:list>
      <text:p text:style-name="Standard"><text:span text:style-name="T3">Write a program that receives 6 parameters which are a </text:span><text:span text:style-name="T10">number</text:span><text:span text:style-name="T3"> and a </text:span><text:span text:style-name="T10">list </text:span><text:span text:style-name="T3">of five operations. Perform the operations </text:span><text:span text:style-name="T10">sequentially</text:span><text:span text:style-name="T3"> by starting with the </text:span><text:span text:style-name="T10">input number</text:span><text:span text:style-name="T3"> and using the result of every operation as starting point for the next one. Print the result of every operation in order. The operations can be one of the following:</text:span></text:p>
      <text:list xml:id="list3441567877" text:style-name="WWNum42">
        <text:list-item>
          <text:p text:style-name="P15"><text:span text:style-name="T19">chop</text:span><text:span text:style-name="T3"> - divide the number by two</text:span></text:p>
        </text:list-item>
        <text:list-item>
          <text:p text:style-name="P15"><text:span text:style-name="T19">dice</text:span><text:span text:style-name="T3"> - square root of number</text:span></text:p>
        </text:list-item>
        <text:list-item>
          <text:p text:style-name="P15"><text:span text:style-name="T19">spice</text:span><text:span text:style-name="T3"> - add 1 to number</text:span></text:p>
        </text:list-item>
        <text:list-item>
          <text:p text:style-name="P15"><text:span text:style-name="T19">bake</text:span><text:span text:style-name="T3"> - multiply number by 3</text:span></text:p>
        </text:list-item>
        <text:list-item>
          <text:p text:style-name="P15"><text:span text:style-name="T19">fillet</text:span><text:span text:style-name="T3"> - subtract 20% from number</text:span></text:p>
        </text:list-item>
      </text:list>
      <text:p text:style-name="Standard"><text:span text:style-name="T3">The </text:span><text:span text:style-name="T10">input</text:span><text:span text:style-name="T3"> comes as </text:span><text:span text:style-name="T10">6 string elements</text:span><text:span text:style-name="T3">. The first element is the starting point and must be </text:span><text:span text:style-name="T10">parsed </text:span><text:span text:style-name="T3">to a number. The remaining 5 elements are the names of the operations to be performed.</text:span></text:p>
      <text:p text:style-name="Standard"><text:span text:style-name="T3">The </text:span><text:span text:style-name="T10">output</text:span><text:span text:style-name="T3"> should be printed on the console.</text:span></text:p>
      <text:h text:style-name="P6" text:outline-level="3"><text:span text:style-name="T25">Examples</text:span></text:h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8"><text:span text:style-name="T19">Input</text:span></text:p>
          </table:table-cell>
          <table:table-cell table:style-name="Таблица7.A1" office:value-type="string">
            <text:p text:style-name="P8"><text:span text:style-name="T19">Output</text:span></text:p>
          </table:table-cell>
        </table:table-row>
        <table:table-row table:style-name="Таблица7.1">
          <table:table-cell table:style-name="Таблица7.A2" office:value-type="string">
            <text:p text:style-name="P9"><text:span text:style-name="T32">'32', 'chop', 'chop', 'chop', 'chop', 'chop'</text:span></text:p>
          </table:table-cell>
          <table:table-cell table:style-name="Таблица7.B2" office:value-type="string">
            <text:p text:style-name="P9"><text:span text:style-name="T32">16</text:span><text:span text:style-name="T35"><text:line-break/></text:span><text:span text:style-name="T32">8</text:span><text:span text:style-name="T35"><text:line-break/></text:span><text:span text:style-name="T32">4</text:span><text:span text:style-name="T35"><text:line-break/></text:span><text:span text:style-name="T32">2</text:span><text:span text:style-name="T35"><text:line-break/></text:span><text:span text:style-name="T32">1</text:span></text:p>
          </table:table-cell>
        </table:table-row>
      </table:table>
      <text:p text:style-name="P4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8"><text:span text:style-name="T19">Input</text:span></text:p>
          </table:table-cell>
          <table:table-cell table:style-name="Таблица8.A1" office:value-type="string">
            <text:p text:style-name="P8"><text:span text:style-name="T19">Output</text:span></text:p>
          </table:table-cell>
        </table:table-row>
        <table:table-row table:style-name="Таблица8.1">
          <table:table-cell table:style-name="Таблица8.A2" office:value-type="string">
            <text:p text:style-name="P9"><text:span text:style-name="T33">'9', 'dice', 'spice', 'chop', 'bake', </text:span><text:soft-page-break/><text:span text:style-name="T33">'fillet'</text:span></text:p>
          </table:table-cell>
          <table:table-cell table:style-name="Таблица8.B2" office:value-type="string">
            <text:p text:style-name="P9"><text:span text:style-name="T32">3</text:span></text:p>
            <text:p text:style-name="P9"><text:soft-page-break/><text:span text:style-name="T32">4</text:span></text:p>
            <text:p text:style-name="P9"><text:span text:style-name="T32">2</text:span></text:p>
            <text:p text:style-name="P9"><text:span text:style-name="T32">6</text:span></text:p>
            <text:p text:style-name="P9"><text:span text:style-name="T32">4.8</text:span></text:p>
          </table:table-cell>
        </table:table-row>
      </table:table>
      <text:list xml:id="list101541955975071" text:continue-list="list101543158959638" text:style-name="WWNum40">
        <text:list-item>
          <text:h text:style-name="P16" text:outline-level="2"><text:span text:style-name="T15">Validity Checker</text:span></text:h>
        </text:list-item>
      </text:list>
      <text:p text:style-name="Standard"><text:span text:style-name="T3">Write a program that receives</text:span><text:span text:style-name="T5"> </text:span><text:span text:style-name="T3">total of 4 parameters in the format </text:span><text:span text:style-name="T10">x1, y1, x2, y2. </text:span><text:span text:style-name="T3">Check if the distance between each point and the start of the cartesian coordinate system (0, 0) is </text:span><text:span text:style-name="T10">valid</text:span><text:span text:style-name="T3">. A distance between two points is considered </text:span><text:span text:style-name="T10">valid</text:span><text:span text:style-name="T3">, if it is an </text:span><text:span text:style-name="T10">integer value</text:span><text:span text:style-name="T3">. </text:span></text:p>
      <text:p text:style-name="Standard"><text:span text:style-name="T3">In case a distance is valid, print"</text:span><text:span text:style-name="Code_20_Char">{x1, y1} to {x2, y2} is valid</text:span><text:span text:style-name="T10">"</text:span></text:p>
      <text:p text:style-name="Standard"><text:span text:style-name="T3">If the distance is invalid, print </text:span><text:span text:style-name="T10">"</text:span><text:span text:style-name="Code_20_Char">{x1, y1} to {x2, y2} is invalid</text:span><text:span text:style-name="T10">"</text:span></text:p>
      <text:p text:style-name="Standard"><text:span text:style-name="T3">The order of comparisons should always be first </text:span><text:span text:style-name="T10">{x1, y1}</text:span><text:span text:style-name="T3"> to </text:span><text:span text:style-name="T10">{0, 0}</text:span><text:span text:style-name="T3">, then </text:span><text:span text:style-name="T10">{x2, y2}</text:span><text:span text:style-name="T3"> to </text:span><text:span text:style-name="T10">{0, 0}</text:span><text:span text:style-name="T3"> and finally </text:span><text:span text:style-name="T10">{x1, y1}</text:span><text:span text:style-name="T3"> to </text:span><text:span text:style-name="T10">{x2, y2}</text:span><text:span text:style-name="T3">. </text:span></text:p>
      <text:p text:style-name="Standard"><text:span text:style-name="T3">The </text:span><text:span text:style-name="T10">input</text:span><text:span text:style-name="T3"> consists of two points given as </text:span><text:span text:style-name="T11">4</text:span><text:span text:style-name="T10"> numbers</text:span><text:span text:style-name="T3">.</text:span></text:p>
      <text:p text:style-name="Standard"><text:span text:style-name="T3">For each comparison print either "</text:span><text:span text:style-name="Code_20_Char">{x1, y1} to {x2, y2} is valid</text:span><text:span text:style-name="T10">" </text:span><text:span text:style-name="T3">if the distance is valid, or </text:span><text:span text:style-name="T10">"</text:span><text:span text:style-name="Code_20_Char">{x1, y1} to {x2, y2} is invalid</text:span><text:span text:style-name="T10">"</text:span><text:span text:style-name="T3"> if it is invalid.</text:span></text:p>
      <text:h text:style-name="P6" text:outline-level="3"><text:span text:style-name="T25">Examples</text:span></text:h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8"><text:span text:style-name="T10">Input</text:span></text:p>
          </table:table-cell>
          <table:table-cell table:style-name="Таблица9.A1" office:value-type="string">
            <text:p text:style-name="P8"><text:span text:style-name="T10">Output</text:span></text:p>
          </table:table-cell>
        </table:table-row>
        <table:table-row table:style-name="Таблица9.1">
          <table:table-cell table:style-name="Таблица9.A2" office:value-type="string">
            <text:p text:style-name="P7"><text:span text:style-name="T20">3, 0, 0, 4</text:span></text:p>
          </table:table-cell>
          <table:table-cell table:style-name="Таблица9.B2" office:value-type="string">
            <text:p text:style-name="P9"><text:span text:style-name="T32">{3, 0} to {0, 0} is valid</text:span></text:p>
            <text:p text:style-name="P9"><text:span text:style-name="T32">{0, 4} to {0, 0} is valid</text:span></text:p>
            <text:p text:style-name="P9"><text:span text:style-name="T32">{3, 0} to {0, 4} is valid</text:span></text:p>
          </table:table-cell>
        </table:table-row>
        <table:table-row table:style-name="Таблица9.1">
          <table:table-cell table:style-name="Таблица9.A3" office:value-type="string">
            <text:p text:style-name="P7"><text:span text:style-name="T20">2, 1, 1, 1</text:span></text:p>
          </table:table-cell>
          <table:table-cell table:style-name="Таблица9.B3" office:value-type="string">
            <text:p text:style-name="P9"><text:span text:style-name="T34">{2, 1} to {0, 0} is invalid</text:span></text:p>
            <text:p text:style-name="P9"><text:span text:style-name="T34">{1, 1} to {0, 0} is invalid</text:span></text:p>
            <text:p text:style-name="P9"><text:span text:style-name="T34">{2, 1} to {1, 1} is valid</text:span></text:p>
          </table:table-cell>
        </table:table-row>
      </table:table>
      <text:list xml:id="list101543164728670" text:continue-numbering="true" text:style-name="WWNum40">
        <text:list-item>
          <text:h text:style-name="P18" text:outline-level="1">*Words Uppercase</text:h>
        </text:list-item>
      </text:list>
      <text:p text:style-name="Standard"><text:span text:style-name="T3">Write a program that </text:span><text:span text:style-name="T10">extracts all words</text:span><text:span text:style-name="T3"> from a passed in string and converts them to </text:span><text:span text:style-name="T10">upper case</text:span><text:span text:style-name="T3">. The extracted words in upper case must be printed on a single line separated by </text:span><text:span text:style-name="T10">", "</text:span><text:span text:style-name="T3">.</text:span></text:p>
      <text:p text:style-name="Standard"><text:span text:style-name="T3">The </text:span><text:span text:style-name="T10">input</text:span><text:span text:style-name="T3"> comes as a single string argument - the text to extract and convert words from.</text:span></text:p>
      <text:p text:style-name="Standard"><text:span text:style-name="T3">The </text:span><text:span text:style-name="T10">output</text:span><text:span text:style-name="T3"> should be a single line containing the converted string.</text:span></text:p>
      <text:h text:style-name="Heading_20_3" text:outline-level="3">Examples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row table:style-name="Таблица10.1">
          <table:table-cell table:style-name="Таблица10.A1" office:value-type="string">
            <text:p text:style-name="P8"><text:span text:style-name="T38">Input</text:span></text:p>
          </table:table-cell>
          <table:table-cell table:style-name="Таблица10.A1" office:value-type="string">
            <text:p text:style-name="P8"><text:span text:style-name="T38">Output</text:span></text:p>
          </table:table-cell>
          <table:table-cell table:style-name="Таблица10.C1" table:number-rows-spanned="2" office:value-type="string">
            <text:p text:style-name="P13"/>
          </table:table-cell>
          <table:table-cell table:style-name="Таблица10.A1" office:value-type="string">
            <text:p text:style-name="P8"><text:span text:style-name="T38">Input</text:span></text:p>
          </table:table-cell>
          <table:table-cell table:style-name="Таблица10.A1" office:value-type="string">
            <text:p text:style-name="P8"><text:span text:style-name="T38">Output</text:span></text:p>
          </table:table-cell>
        </table:table-row>
        <table:table-row table:style-name="Таблица10.2">
          <table:table-cell table:style-name="Таблица10.A2" office:value-type="string">
            <text:p text:style-name="P7"><text:span text:style-name="T17">'Hi, how are you?'</text:span></text:p>
          </table:table-cell>
          <table:table-cell table:style-name="Таблица10.B2" office:value-type="string">
            <text:p text:style-name="P7"><text:span text:style-name="T23">HI, HOW, ARE, YOU</text:span></text:p>
            <text:p text:style-name="P12"/>
          </table:table-cell>
          <table:covered-table-cell/>
          <table:table-cell table:style-name="Таблица10.D2" office:value-type="string">
            <text:p text:style-name="P7"><text:span text:style-name="T23">'hello'</text:span></text:p>
          </table:table-cell>
          <table:table-cell table:style-name="Таблица10.E2" office:value-type="string">
            <text:p text:style-name="P7"><text:span text:style-name="T23">HELLO</text:span></text:p>
            <text:p text:style-name="P12"/>
          </table:table-cell>
        </table:table-row>
      </table:table>
      <text:h text:style-name="Heading_20_3" text:outline-level="3">Hints</text:h>
      <text:list xml:id="list1095120486" text:style-name="WWNum48">
        <text:list-item>
          <text:p text:style-name="P21"><text:span text:style-name="T3">You may need to use a </text:span><text:a xlink:type="simple" xlink:href="https://developer.mozilla.org/en-US/docs/Web/JavaScript/Guide/Regular_Expressions" text:style-name="ListLabel_20_87" text:visited-style-name="ListLabel_20_87"><text:span text:style-name="Internet_20_link"><text:span text:style-name="T3">Regular Expression</text:span></text:span></text:a><text:span text:style-name="T3"> or alternatively check for all delimiters that can be found in a sentence (ex. ",", " ", "!", "?" and so on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Неразрешено_20_споменаване1" style:display-name="Неразрешено споменаване1" style:family="text" style:parent-style-name="Default_20_Paragraph_20_Font">
      <style:text-properties fo:color="#605e5c" fo:background-color="#e1dfd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2pt" style:font-size-asian="12pt" style:font-size-complex="12pt"/>
    </style:style>
    <style:style style:name="ListLabel_20_88" style:display-name="ListLabel 88" style:family="text">
      <style:text-properties fo:font-size="12pt" fo:language="bg" fo:country="BG" style:font-size-asian="12pt" style:font-size-complex="12pt"/>
    </style:style>
    <style:style style:name="ListLabel_20_89" style:display-name="ListLabel 89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11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89" text:visited-style-name="ListLabel_20_89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31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35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3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43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47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51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55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59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63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" draw:name="Straight Connector 19" draw:style-name="Mgr3" draw:text-style-name="MP6" svg:x1="-0.002cm" svg:y1="0.183cm" svg:x2="18.371cm" svg:y2="0.185cm"><text:p/></draw:line><draw:custom-shape text:anchor-type="paragraph" draw:z-index="15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4</text:page-number></text:span><text:span text:style-name="MT4"><text:s/>of </text:span><text:span text:style-name="MT4"><text:page-count>4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19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-Advanced-Syntax-Functions-and-Statements-Exercise</dc:title>
    <dc:subject>Software Development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Mihail Valkov</dc:creator>
    <meta:editing-cycles>28</meta:editing-cycles>
    <meta:print-date>2015-10-26T22:35:00</meta:print-date>
    <meta:creation-date>2019-11-12T12:29:00</meta:creation-date>
    <dc:date>2021-01-12T12:25:00</dc:date>
    <meta:editing-duration>PT20H2M</meta:editing-duration>
    <meta:generator>LibreOffice/6.1.3.2$Windows_X86_64 LibreOffice_project/86daf60bf00efa86ad547e59e09d6bb77c699acb</meta:generator>
    <meta:document-statistic meta:table-count="10" meta:image-count="10" meta:object-count="0" meta:page-count="4" meta:paragraph-count="150" meta:word-count="1141" meta:character-count="6122" meta:non-whitespace-character-count="5115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